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9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02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7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7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02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7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24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22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7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4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8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9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94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8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1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42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3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0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5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1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0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8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6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78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6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0.48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42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03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70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3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8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solid" svg:stroke-width="0.017cm" svg:stroke-color="#100f0d" draw:stroke-linejoin="miter" svg:stroke-linecap="butt" draw:fill="none" fo:padding-top="0.008cm" fo:padding-bottom="0.008cm" fo:padding-left="0.008cm" fo:padding-right="0.008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15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70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3.46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9.18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18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2.57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5.93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00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12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41cm" fo:min-width="17.93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fo:min-height="9.6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0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154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35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44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17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7.82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solid" svg:stroke-width="0.026cm" svg:stroke-color="#100f0d" draw:stroke-linejoin="miter" svg:stroke-linecap="butt" draw:fill="none" fo:padding-top="0.013cm" fo:padding-bottom="0.013cm" fo:padding-left="0.013cm" fo:padding-right="0.013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1.83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53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4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8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57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97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84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1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5.641cm" fo:min-width="19.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3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4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5pt" style:font-size-complex="15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8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T1" style:family="text">
      <style:text-properties fo:color="#000000" style:font-name="TimesNewRoman1" fo:font-size="10pt" style:font-size-asian="10pt" style:font-name-complex="TimesNewRoman1" style:font-size-complex="10pt"/>
    </style:style>
    <style:style style:name="T2" style:family="text">
      <style:text-properties fo:color="#000000" style:font-name="TimesNewRomanPS1" fo:font-size="10pt" fo:font-weight="bold" style:font-size-asian="10pt" style:font-name-complex="TimesNewRomanPS1" style:font-size-complex="10pt" style:font-weight-complex="bold"/>
    </style:style>
    <style:style style:name="T3" style:family="text">
      <style:text-properties fo:color="#000000" style:font-name="TimesNewRoman1" fo:font-size="10pt" style:text-underline-style="solid" style:text-underline-width="auto" style:text-underline-color="font-color" style:font-size-asian="10pt" style:font-name-complex="TimesNewRoman1" style:font-size-complex="10pt"/>
    </style:style>
    <style:style style:name="T4" style:family="text">
      <style:text-properties fo:color="#000000" style:font-name="TimesNewRomanPS1" fo:font-size="10pt" fo:font-style="italic" fo:font-weight="normal" style:font-size-asian="10pt" style:font-style-asian="italic" style:font-weight-asian="normal" style:font-name-complex="TimesNewRomanPS1" style:font-size-complex="10pt" style:font-style-complex="italic" style:font-weight-complex="normal"/>
    </style:style>
    <style:style style:name="T5" style:family="text">
      <style:text-properties fo:color="#000000" style:font-name="TimesNewRomanPS1" fo:font-size="10pt" fo:font-style="italic" style:font-size-asian="10pt" style:font-name-complex="TimesNewRomanPS1" style:font-size-complex="10pt" style:font-style-complex="italic"/>
    </style:style>
    <style:style style:name="T6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7" style:family="text">
      <style:text-properties fo:color="#000000" style:font-name="TimesNewRomanPS1" fo:font-size="12pt" style:text-underline-style="none" fo:font-weight="normal" style:font-size-asian="12pt" style:font-weight-asian="normal" style:font-name-complex="TimesNewRomanPS1" style:font-size-complex="12pt" style:font-weight-complex="normal"/>
    </style:style>
    <style:style style:name="T8" style:family="text">
      <style:text-properties fo:color="#000000" style:font-name="TimesNewRomanPS1" fo:font-size="12pt" style:text-underline-style="none" fo:font-weight="bold" style:font-size-asian="12pt" style:font-weight-asian="bold" style:font-name-complex="TimesNewRomanPS1" style:font-size-complex="12pt" style:font-weight-complex="bold"/>
    </style:style>
    <style:style style:name="T9" style:family="text">
      <style:text-properties fo:color="#000000" style:font-name="TimesNewRoman1" fo:font-size="12pt" style:font-size-asian="15pt" style:font-name-complex="TimesNewRoman1" style:font-size-complex="15pt"/>
    </style:style>
    <style:style style:name="T10" style:family="text">
      <style:text-properties fo:color="#000000" style:font-name="TimesNewRoman1" fo:font-size="12pt" style:font-size-asian="12pt" style:font-name-complex="TimesNewRoman1" style:font-size-complex="12pt"/>
    </style:style>
    <style:style style:name="T11" style:family="text">
      <style:text-properties fo:color="#000000" style:font-name="TimesNewRoman1" fo:font-size="12pt" style:text-underline-style="none" style:font-size-asian="15pt" style:font-name-complex="TimesNewRoman1" style:font-size-complex="15pt"/>
    </style:style>
    <style:style style:name="T12" style:family="text">
      <style:text-properties fo:color="#000000" style:font-name="TimesNewRoman1" fo:font-size="10pt" style:text-underline-style="none" style:font-size-asian="10pt" style:font-name-complex="TimesNewRoman1" style:font-size-complex="10pt"/>
    </style:style>
    <style:style style:name="T13" style:family="text">
      <style:text-properties fo:color="#000000" style:font-name="TimesNewRoman1" fo:font-size="9pt" style:font-size-asian="9pt" style:font-name-complex="TimesNewRoman1" style:font-size-complex="9pt"/>
    </style:style>
    <style:style style:name="T14" style:family="text">
      <style:text-properties fo:color="#000000" style:font-name="TimesNewRoman1" fo:font-size="8pt" style:font-size-asian="8pt" style:font-name-complex="TimesNewRoman1" style:font-size-complex="8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000000" style:font-name="TimesNewRomanPS1" fo:font-size="9pt" fo:font-weight="bold" style:font-size-asian="9pt" style:font-name-complex="TimesNewRomanPS1" style:font-size-complex="9pt" style:font-weight-complex="bold"/>
    </style:style>
    <style:style style:name="T17" style:family="text">
      <style:text-properties fo:color="#000000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18" style:family="text">
      <style:text-properties fo:color="#000000" style:font-name="TimesNewRoman1" fo:font-size="12pt" style:text-underline-style="solid" style:text-underline-width="auto" style:text-underline-color="font-color" style:font-size-asian="12pt" style:font-name-complex="TimesNew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52cm" svg:height="0.39cm" svg:x="1.669cm" svg:y="8.12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1.994cm" svg:height="0.412cm" svg:x="1.7cm" svg:y="8.1cm">
          <draw:text-box draw:corner-radius="0.2cm">
            <text:p text:style-name="P1"><text:span text:style-name="T2">1. <text:s/>Тема:</text:span></text:p>
          </draw:text-box>
        </draw:frame>
        <draw:frame draw:style-name="gr3" draw:text-style-name="P2" draw:layer="layout" svg:width="16.025cm" svg:height="0.39cm" svg:x="3.197cm" svg:y="8.121cm">
          <draw:text-box>
            <text:p text:style-name="P1"><text:span text:style-name="T1"><text:s text:c="6"/></text:span><text:span text:style-name="T3"><text:s text:c="32"/></text:span><text:span text:style-name="T3">Техника работы с целыми числами. Системы </text:span><text:span text:style-name="T3">счисления. <text:s text:c="44"/></text:span></text:p>
          </draw:text-box>
        </draw:frame>
        <draw:frame draw:style-name="gr4" draw:text-style-name="P2" draw:layer="layout" svg:width="17.871cm" svg:height="0.39cm" svg:x="1.669cm" svg:y="8.526cm">
          <draw:text-box>
            <text:p text:style-name="P1"><text:span text:style-name="T1"><text:s text:c="7"/></text:span><text:span text:style-name="T3"><text:s text:c="126"/></text:span><text:span text:style-name="T3"><text:s text:c="63"/></text:span></text:p>
          </draw:text-box>
        </draw:frame>
        <draw:frame draw:style-name="gr5" draw:text-style-name="P2" draw:layer="layout" svg:width="3.672cm" svg:height="0.412cm" svg:x="1.669cm" svg:y="9.325cm">
          <draw:text-box>
            <text:p text:style-name="P1"><text:span text:style-name="T2">2. <text:s/>Цель работы:</text:span></text:p>
          </draw:text-box>
        </draw:frame>
        <draw:frame draw:style-name="gr6" draw:text-style-name="P2" draw:layer="layout" svg:width="15.026cm" svg:height="0.39cm" svg:x="4.473cm" svg:y="9.338cm">
          <draw:text-box>
            <text:p text:style-name="P1"><text:span text:style-name="T1"><text:s text:c="11"/></text:span><text:span text:style-name="T3"><text:s text:c="2"/></text:span><text:span text:style-name="T3">Научиться составлять программы на языке Си в целом типе </text:span><text:span text:style-name="T3">данных для анализа и <text:s text:c="14"/></text:span></text:p>
          </draw:text-box>
        </draw:frame>
        <draw:frame draw:style-name="gr4" draw:text-style-name="P2" draw:layer="layout" svg:width="17.871cm" svg:height="0.39cm" svg:x="1.669cm" svg:y="9.744cm">
          <draw:text-box>
            <text:p text:style-name="P1"><text:span text:style-name="T1"><text:s text:c="7"/></text:span><text:span text:style-name="T3"><text:s/></text:span><text:span text:style-name="T3">обработки целых чисел. <text:s text:c="79"/></text:span><text:span text:style-name="T3"><text:s text:c="70"/></text:span></text:p>
          </draw:text-box>
        </draw:frame>
        <draw:frame draw:style-name="gr4" draw:text-style-name="P2" draw:layer="layout" svg:width="17.871cm" svg:height="0.39cm" svg:x="1.7cm" svg:y="10.1cm">
          <draw:text-box>
            <text:p text:style-name="P1"><text:span text:style-name="T1"><text:s text:c="7"/></text:span><text:span text:style-name="T3"><text:s text:c="126"/></text:span><text:span text:style-name="T3"><text:s text:c="64"/></text:span></text:p>
          </draw:text-box>
        </draw:frame>
        <draw:frame draw:style-name="gr4" draw:text-style-name="P2" draw:layer="layout" svg:width="17.871cm" svg:height="0.39cm" svg:x="1.669cm" svg:y="10.555cm">
          <draw:text-box>
            <text:p text:style-name="P1"><text:span text:style-name="T1"><text:s text:c="7"/></text:span><text:span text:style-name="T1">________________________________________________________</text:span><text:span text:style-name="T1">_______________________________________ </text:span></text:p>
          </draw:text-box>
        </draw:frame>
        <draw:frame draw:style-name="gr7" draw:text-style-name="P2" draw:layer="layout" svg:width="5.679cm" svg:height="0.412cm" svg:x="1.669cm" svg:y="11.353cm">
          <draw:text-box>
            <text:p text:style-name="P1"><text:span text:style-name="T2">3. <text:s/>Задание <text:s/></text:span><text:span text:style-name="T4">(вариант № 27):</text:span></text:p>
          </draw:text-box>
        </draw:frame>
        <draw:frame draw:style-name="gr8" draw:text-style-name="P2" draw:layer="layout" svg:width="13.248cm" svg:height="0.39cm" svg:x="7.252cm" svg:y="11.366cm">
          <draw:text-box>
            <text:p text:style-name="P1"><text:span text:style-name="T3"><text:s/></text:span><text:span text:style-name="T3">После каждых двух цифр вставить абсолютное значение их разности. </text:span><text:span text:style-name="T3"><text:s text:c="14"/></text:span></text:p>
          </draw:text-box>
        </draw:frame>
        <draw:frame draw:style-name="gr9" draw:text-style-name="P2" draw:layer="layout" svg:width="17.96cm" svg:height="0.39cm" svg:x="1.569cm" svg:y="11.772cm">
          <draw:text-box>
            <text:p text:style-name="P1"><text:span text:style-name="T1"><text:s text:c="9"/></text:span><text:span text:style-name="T3"><text:s text:c="124"/></text:span><text:span text:style-name="T3"><text:s text:c="65"/></text:span></text:p>
          </draw:text-box>
        </draw:frame>
        <draw:frame draw:style-name="gr9" draw:text-style-name="P2" draw:layer="layout" svg:width="17.96cm" svg:height="0.39cm" svg:x="1.669cm" svg:y="12.178cm">
          <draw:text-box>
            <text:p text:style-name="P1"><text:span text:style-name="T1"><text:s text:c="8"/></text:span><text:span text:style-name="T3"><text:s text:c="125"/></text:span><text:span text:style-name="T3"><text:s text:c="64"/></text:span></text:p>
          </draw:text-box>
        </draw:frame>
        <draw:frame draw:style-name="gr9" draw:text-style-name="P2" draw:layer="layout" svg:width="17.96cm" svg:height="0.39cm" svg:x="1.669cm" svg:y="12.583cm">
          <draw:text-box>
            <text:p text:style-name="P1"><text:span text:style-name="T1"><text:s text:c="8"/></text:span><text:span text:style-name="T3"><text:s text:c="125"/></text:span><text:span text:style-name="T3"><text:s text:c="64"/></text:span></text:p>
          </draw:text-box>
        </draw:frame>
        <draw:frame draw:style-name="gr9" draw:text-style-name="P2" draw:layer="layout" svg:width="17.96cm" svg:height="0.39cm" svg:x="1.669cm" svg:y="12.989cm">
          <draw:text-box>
            <text:p text:style-name="P1"><text:span text:style-name="T1"><text:s text:c="8"/></text:span><text:span text:style-name="T3"><text:s text:c="125"/></text:span><text:span text:style-name="T3"><text:s text:c="64"/></text:span></text:p>
          </draw:text-box>
        </draw:frame>
        <draw:frame draw:style-name="gr9" draw:text-style-name="P2" draw:layer="layout" svg:width="17.96cm" svg:height="0.39cm" svg:x="1.669cm" svg:y="13.395cm">
          <draw:text-box>
            <text:p text:style-name="P1"><text:span text:style-name="T1"><text:s text:c="8"/></text:span><text:span text:style-name="T1">________________________________________________________</text:span><text:span text:style-name="T1">_______________________________________</text:span></text:p>
          </draw:text-box>
        </draw:frame>
        <draw:frame draw:style-name="gr10" draw:text-style-name="P2" draw:layer="layout" svg:width="7.225cm" svg:height="0.412cm" svg:x="1.669cm" svg:y="14.193cm">
          <draw:text-box>
            <text:p text:style-name="P1"><text:span text:style-name="T2">4. <text:s/>Оборудование </text:span><text:span text:style-name="T4">(лабораторное):</text:span><text:span text:style-name="T2"> </text:span></text:p>
          </draw:text-box>
        </draw:frame>
        <draw:frame draw:style-name="gr11" draw:text-style-name="P2" draw:layer="layout" svg:width="17.985cm" svg:height="0.39cm" svg:x="1.669cm" svg:y="14.612cm">
          <draw:text-box>
            <text:p text:style-name="P1"><text:span text:style-name="T1"><text:s text:c="8"/></text:span><text:span text:style-name="T1">ЭВМ ______________, процессор _____________, имя узла сети </text:span><text:span text:style-name="T1">__________________ с <text:s text:c="2"/>ОП ______________ Мб,</text:span></text:p>
          </draw:text-box>
        </draw:frame>
        <draw:frame draw:style-name="gr12" draw:text-style-name="P2" draw:layer="layout" svg:width="17.875cm" svg:height="0.39cm" svg:x="1.669cm" svg:y="15.018cm">
          <draw:text-box>
            <text:p text:style-name="P1"><text:span text:style-name="T1"><text:s text:c="8"/></text:span><text:span text:style-name="T1">НМД __________ Мб. <text:s/>Терминал __________ адрес </text:span><text:span text:style-name="T1">__________________. Принтер <text:s/>_________________________</text:span></text:p>
          </draw:text-box>
        </draw:frame>
        <draw:frame draw:style-name="gr13" draw:text-style-name="P2" draw:layer="layout" svg:width="17.947cm" svg:height="0.39cm" svg:x="1.669cm" svg:y="15.423cm">
          <draw:text-box>
            <text:p text:style-name="P1"><text:span text:style-name="T1"><text:s text:c="8"/></text:span><text:span text:style-name="T1">Другие устройства <text:s/></text:span><text:span text:style-name="T1">________________________________________________________</text:span><text:span text:style-name="T1">________________________</text:span></text:p>
          </draw:text-box>
        </draw:frame>
        <draw:frame draw:style-name="gr9" draw:text-style-name="P2" draw:layer="layout" svg:width="17.96cm" svg:height="0.39cm" svg:x="1.669cm" svg:y="15.829cm">
          <draw:text-box>
            <text:p text:style-name="P1"><text:span text:style-name="T1"><text:s text:c="8"/></text:span><text:span text:style-name="T1">________________________________________________________</text:span><text:span text:style-name="T1">_________________________________________</text:span></text:p>
          </draw:text-box>
        </draw:frame>
        <draw:frame draw:style-name="gr14" draw:text-style-name="P2" draw:layer="layout" svg:width="10.84cm" svg:height="0.412cm" svg:x="1.669cm" svg:y="16.627cm">
          <draw:text-box>
            <text:p text:style-name="P1"><text:span text:style-name="T5"><text:s text:c="8"/></text:span><text:span text:style-name="T5">Оборудование ПЭВМ студента, если использовалось:</text:span></text:p>
          </draw:text-box>
        </draw:frame>
        <draw:frame draw:style-name="gr15" draw:text-style-name="P2" draw:layer="layout" svg:width="17.896cm" svg:height="0.39cm" svg:x="1.569cm" svg:y="17.046cm">
          <draw:text-box>
            <text:p text:style-name="P1"><text:span text:style-name="T1"><text:s text:c="8"/></text:span><text:span text:style-name="T1">Процессор </text:span><text:span text:style-name="T3"><text:s text:c="45"/></text:span><text:span text:style-name="T1"><text:s text:c="2"/>с ОП ______ Мб, НМД _____ </text:span><text:span text:style-name="T1">Мб. <text:s/>Монитор </text:span><text:span text:style-name="T3">________________________</text:span></text:p>
          </draw:text-box>
        </draw:frame>
        <draw:frame draw:style-name="gr13" draw:text-style-name="P2" draw:layer="layout" svg:width="17.947cm" svg:height="0.39cm" svg:x="1.669cm" svg:y="17.452cm">
          <draw:text-box>
            <text:p text:style-name="P1"><text:span text:style-name="T1"><text:s text:c="8"/></text:span><text:span text:style-name="T1">Другие устройства </text:span><text:span text:style-name="T3"><text:s text:c="88"/></text:span><text:span text:style-name="T3"><text:s text:c="68"/></text:span></text:p>
          </draw:text-box>
        </draw:frame>
        <draw:frame draw:style-name="gr9" draw:text-style-name="P2" draw:layer="layout" svg:width="17.96cm" svg:height="0.39cm" svg:x="1.669cm" svg:y="17.857cm">
          <draw:text-box>
            <text:p text:style-name="P1"><text:span text:style-name="T1"><text:s text:c="8"/></text:span><text:span text:style-name="T1">________________________________________________________</text:span><text:span text:style-name="T1">_________________________________________</text:span></text:p>
          </draw:text-box>
        </draw:frame>
        <draw:frame draw:style-name="gr16" draw:text-style-name="P2" draw:layer="layout" svg:width="9.946cm" svg:height="0.412cm" svg:x="1.669cm" svg:y="18.656cm">
          <draw:text-box>
            <text:p text:style-name="P1"><text:span text:style-name="T2">5. <text:s/>Программное обеспечение (лабораторное):</text:span></text:p>
          </draw:text-box>
        </draw:frame>
        <draw:frame draw:style-name="gr17" draw:text-style-name="P2" draw:layer="layout" svg:width="0.984cm" svg:height="0.412cm" svg:x="1.669cm" svg:y="19.061cm">
          <draw:text-box>
            <text:p text:style-name="P1"><text:span text:style-name="T2"><text:s text:c="8"/></text:span></text:p>
          </draw:text-box>
        </draw:frame>
        <draw:frame draw:style-name="gr18" draw:text-style-name="P2" draw:layer="layout" svg:width="17.16cm" svg:height="0.39cm" svg:x="2.375cm" svg:y="19.074cm">
          <draw:text-box>
            <text:p text:style-name="P1"><text:span text:style-name="T1">Операционная система семейства ___________, наименование </text:span><text:span text:style-name="T1">_______________________ <text:s/>версия _____________</text:span></text:p>
          </draw:text-box>
        </draw:frame>
        <draw:frame draw:style-name="gr19" draw:text-style-name="P2" draw:layer="layout" svg:width="10.429cm" svg:height="0.39cm" svg:x="1.669cm" svg:y="19.48cm">
          <draw:text-box>
            <text:p text:style-name="P1"><text:span text:style-name="T1"><text:s text:c="8"/></text:span><text:span text:style-name="T1">интерпретатор <text:s/>команд ________________ версия </text:span><text:span text:style-name="T1">____________</text:span></text:p>
          </draw:text-box>
        </draw:frame>
        <draw:frame draw:style-name="gr20" draw:text-style-name="P2" draw:layer="layout" svg:width="17.938cm" svg:height="0.39cm" svg:x="1.669cm" svg:y="19.886cm">
          <draw:text-box>
            <text:p text:style-name="P1"><text:span text:style-name="T1"><text:s text:c="8"/></text:span><text:span text:style-name="T1">Система программирования </text:span><text:span text:style-name="T1">__________________________________________________ версия </text:span><text:span text:style-name="T1">________________</text:span></text:p>
          </draw:text-box>
        </draw:frame>
        <draw:frame draw:style-name="gr21" draw:text-style-name="P2" draw:layer="layout" svg:width="17.989cm" svg:height="0.39cm" svg:x="1.669cm" svg:y="20.292cm">
          <draw:text-box>
            <text:p text:style-name="P1"><text:span text:style-name="T1"><text:s text:c="8"/></text:span><text:span text:style-name="T1">Редактор текстов <text:s/></text:span><text:span text:style-name="T1">________________________________________________________</text:span><text:span text:style-name="T1">__ версия _________________</text:span></text:p>
          </draw:text-box>
        </draw:frame>
        <draw:frame draw:style-name="gr22" draw:text-style-name="P2" draw:layer="layout" svg:width="17.909cm" svg:height="0.39cm" svg:x="1.669cm" svg:y="20.697cm">
          <draw:text-box>
            <text:p text:style-name="P1"><text:span text:style-name="T1"><text:s text:c="8"/></text:span><text:span text:style-name="T1">Утилиты операционной системы <text:s/></text:span><text:span text:style-name="T1">________________________________________________________</text:span><text:span text:style-name="T1">____________</text:span></text:p>
          </draw:text-box>
        </draw:frame>
        <draw:frame draw:style-name="gr9" draw:text-style-name="P2" draw:layer="layout" svg:width="17.96cm" svg:height="0.39cm" svg:x="1.669cm" svg:y="21.103cm">
          <draw:text-box>
            <text:p text:style-name="P1"><text:span text:style-name="T1"><text:s text:c="8"/></text:span><text:span text:style-name="T1">________________________________________________________</text:span><text:span text:style-name="T1">_________________________________________</text:span></text:p>
          </draw:text-box>
        </draw:frame>
        <draw:frame draw:style-name="gr23" draw:text-style-name="P2" draw:layer="layout" svg:width="17.93cm" svg:height="0.39cm" svg:x="1.669cm" svg:y="21.509cm">
          <draw:text-box>
            <text:p text:style-name="P1"><text:span text:style-name="T1"><text:s text:c="8"/></text:span><text:span text:style-name="T1">Прикладные системы и программы <text:s/></text:span><text:span text:style-name="T1">________________________________________________________</text:span><text:span text:style-name="T1">__________</text:span></text:p>
          </draw:text-box>
        </draw:frame>
        <draw:frame draw:style-name="gr24" draw:text-style-name="P2" draw:layer="layout" svg:width="17.858cm" svg:height="0.39cm" svg:x="1.669cm" svg:y="21.914cm">
          <draw:text-box>
            <text:p text:style-name="P1"><text:span text:style-name="T1"><text:s text:c="8"/></text:span><text:span text:style-name="T1">Местонахождение и имена файлов программ и </text:span><text:span text:style-name="T1">данных__________________________________________________</text:span></text:p>
          </draw:text-box>
        </draw:frame>
        <draw:frame draw:style-name="gr9" draw:text-style-name="P2" draw:layer="layout" svg:width="17.96cm" svg:height="0.39cm" svg:x="1.669cm" svg:y="22.32cm">
          <draw:text-box>
            <text:p text:style-name="P1"><text:span text:style-name="T1"><text:s text:c="8"/></text:span><text:span text:style-name="T1">________________________________________________________</text:span><text:span text:style-name="T1">_________________________________________</text:span></text:p>
          </draw:text-box>
        </draw:frame>
        <draw:frame draw:style-name="gr25" draw:text-style-name="P2" draw:layer="layout" svg:width="0.713cm" svg:height="0.39cm" svg:x="1.669cm" svg:y="23.131cm">
          <draw:text-box>
            <text:p text:style-name="P1"><text:span text:style-name="T1"><text:s text:c="8"/></text:span></text:p>
          </draw:text-box>
        </draw:frame>
        <draw:frame draw:style-name="gr26" draw:text-style-name="P2" draw:layer="layout" svg:width="12.02cm" svg:height="0.412cm" svg:x="2.375cm" svg:y="23.118cm">
          <draw:text-box>
            <text:p text:style-name="P1"><text:span text:style-name="T5">Программное обеспечение ЭВМ студента, если </text:span><text:span text:style-name="T5">использовалось:</text:span></text:p>
          </draw:text-box>
        </draw:frame>
        <draw:frame draw:style-name="gr27" draw:text-style-name="P2" draw:layer="layout" svg:width="0.883cm" svg:height="0.412cm" svg:x="1.669cm" svg:y="23.524cm">
          <draw:text-box>
            <text:p text:style-name="P1"><text:span text:style-name="T5"><text:s text:c="8"/></text:span></text:p>
          </draw:text-box>
        </draw:frame>
        <draw:frame draw:style-name="gr28" draw:text-style-name="P2" draw:layer="layout" svg:width="17.65cm" svg:height="0.39cm" svg:x="2.375cm" svg:y="23.537cm">
          <draw:text-box>
            <text:p text:style-name="P1"><text:span text:style-name="T1">Операционная система семейства _______, наименование </text:span><text:span text:style-name="T1">__________________ версия _____________________</text:span></text:p>
          </draw:text-box>
        </draw:frame>
        <draw:frame draw:style-name="gr29" draw:text-style-name="P2" draw:layer="layout" svg:width="11.788cm" svg:height="0.39cm" svg:x="1.669cm" svg:y="23.943cm">
          <draw:text-box>
            <text:p text:style-name="P1"><text:span text:style-name="T1"><text:s text:c="8"/></text:span><text:span text:style-name="T1">интерпретатор команд </text:span><text:span text:style-name="T3">___________________</text:span><text:span text:style-name="T1"> версия </text:span><text:span text:style-name="T3">_____________</text:span><text:span text:style-name="T1">.</text:span></text:p>
          </draw:text-box>
        </draw:frame>
        <draw:frame draw:style-name="gr20" draw:text-style-name="P2" draw:layer="layout" svg:width="17.938cm" svg:height="0.39cm" svg:x="1.669cm" svg:y="24.349cm">
          <draw:text-box>
            <text:p text:style-name="P1"><text:span text:style-name="T1"><text:s text:c="8"/></text:span><text:span text:style-name="T1">Система программирования <text:s/></text:span><text:span text:style-name="T1">______________________________________________версия </text:span><text:span text:style-name="T1">_______________</text:span></text:p>
          </draw:text-box>
        </draw:frame>
        <draw:frame draw:style-name="gr21" draw:text-style-name="P2" draw:layer="layout" svg:width="17.989cm" svg:height="0.39cm" svg:x="1.669cm" svg:y="24.754cm">
          <draw:text-box>
            <text:p text:style-name="P1"><text:span text:style-name="T1"><text:s text:c="8"/></text:span><text:span text:style-name="T1">Редактор текстов <text:s/></text:span><text:span text:style-name="T3">________________________________________________________</text:span><text:span text:style-name="T3">_</text:span><text:span text:style-name="T1"> версия _______________</text:span></text:p>
          </draw:text-box>
        </draw:frame>
        <draw:frame draw:style-name="gr22" draw:text-style-name="P2" draw:layer="layout" svg:width="17.909cm" svg:height="0.39cm" svg:x="1.669cm" svg:y="25.16cm">
          <draw:text-box>
            <text:p text:style-name="P1"><text:span text:style-name="T1"><text:s text:c="8"/></text:span><text:span text:style-name="T1">Утилиты операционной системы <text:s/></text:span><text:span text:style-name="T1">________________________________________________________</text:span><text:span text:style-name="T1">____________</text:span></text:p>
          </draw:text-box>
        </draw:frame>
        <draw:frame draw:style-name="gr9" draw:text-style-name="P2" draw:layer="layout" svg:width="17.96cm" svg:height="0.39cm" svg:x="1.669cm" svg:y="25.566cm">
          <draw:text-box>
            <text:p text:style-name="P1"><text:span text:style-name="T1"><text:s text:c="8"/></text:span><text:span text:style-name="T1">________________________________________________________</text:span><text:span text:style-name="T1">_________________________________________</text:span></text:p>
          </draw:text-box>
        </draw:frame>
        <draw:frame draw:style-name="gr23" draw:text-style-name="P2" draw:layer="layout" svg:width="17.93cm" svg:height="0.39cm" svg:x="1.669cm" svg:y="25.971cm">
          <draw:text-box>
            <text:p text:style-name="P1"><text:span text:style-name="T1"><text:s text:c="8"/></text:span><text:span text:style-name="T1">Прикладные системы и программы <text:s/></text:span><text:span text:style-name="T1">________________________________________________________</text:span><text:span text:style-name="T1">__________</text:span></text:p>
          </draw:text-box>
        </draw:frame>
        <draw:frame draw:style-name="gr9" draw:text-style-name="P2" draw:layer="layout" svg:width="17.96cm" svg:height="0.39cm" svg:x="1.669cm" svg:y="26.377cm">
          <draw:text-box>
            <text:p text:style-name="P1"><text:span text:style-name="T1"><text:s text:c="8"/></text:span><text:span text:style-name="T1">________________________________________________________</text:span><text:span text:style-name="T1">_________________________________________</text:span></text:p>
          </draw:text-box>
        </draw:frame>
        <draw:frame draw:style-name="gr30" draw:text-style-name="P2" draw:layer="layout" svg:width="17.866cm" svg:height="0.39cm" svg:x="1.669cm" svg:y="26.783cm">
          <draw:text-box>
            <text:p text:style-name="P1"><text:span text:style-name="T1"><text:s text:c="8"/></text:span><text:span text:style-name="T1">Местонахождение и имена файлов программ и данных на </text:span><text:span text:style-name="T1">домашнем компьютере ___________________________</text:span></text:p>
          </draw:text-box>
        </draw:frame>
        <draw:frame draw:style-name="gr9" draw:text-style-name="P2" draw:layer="layout" svg:width="17.96cm" svg:height="0.39cm" svg:x="1.669cm" svg:y="27.188cm">
          <draw:text-box>
            <text:p text:style-name="P1"><text:span text:style-name="T1"><text:s text:c="8"/></text:span><text:span text:style-name="T1">________________________________________________________</text:span><text:span text:style-name="T1">_________________________________________</text:span></text:p>
          </draw:text-box>
        </draw:frame>
        <draw:frame draw:style-name="gr31" draw:text-style-name="P3" draw:layer="layout" svg:width="10.488cm" svg:height="0.505cm" svg:x="4.122cm" svg:y="1.523cm">
          <draw:text-box>
            <text:p text:style-name="P1"><text:span text:style-name="T6">Отчет по лабораторной работе №</text:span><text:span text:style-name="T7"> </text:span><text:span text:style-name="T8">12</text:span></text:p>
          </draw:text-box>
        </draw:frame>
        <draw:frame draw:style-name="gr32" draw:text-style-name="P4" draw:layer="layout" svg:width="6.424cm" svg:height="0.505cm" svg:x="13.3cm" svg:y="1.5cm">
          <draw:text-box>
            <text:p text:style-name="P1"><text:span text:style-name="T9">по</text:span><text:span text:style-name="T10"> кур</text:span><text:span text:style-name="T9">су</text:span><text:span text:style-name="T11"> Вычислительные системы</text:span></text:p>
          </draw:text-box>
        </draw:frame>
        <draw:frame draw:style-name="gr33" draw:text-style-name="P2" draw:layer="layout" svg:width="12.034cm" svg:height="0.39cm" svg:x="6.847cm" svg:y="2.475cm">
          <draw:text-box>
            <text:p text:style-name="P1"><text:span text:style-name="T1">Студент группы <text:s/></text:span><text:span text:style-name="T3">М8О-106Б-21</text:span><text:span text:style-name="T12"> </text:span><text:span text:style-name="T3">Мезенин Олег Александрович</text:span><text:span text:style-name="T1">, <text:s/>№ по </text:span><text:span text:style-name="T1">списку <text:s/></text:span><text:span text:style-name="T3">11</text:span></text:p>
          </draw:text-box>
        </draw:frame>
        <draw:frame draw:style-name="gr34" draw:text-style-name="P2" draw:layer="layout" svg:width="10.708cm" svg:height="0.39cm" svg:x="6.91cm" svg:y="3.278cm">
          <draw:text-box>
            <text:p text:style-name="P1"><text:span text:style-name="T1">Контакты www, e-mail, icq, skype</text:span><text:span text:style-name="T3"> <text:s text:c="7"/></text:span><text:span text:style-name="T3"><text:a xlink:href="mailto:Jktu332@yandex.ru" xlink:type="simple">Jktu332@yandex.ru</text:a></text:span><text:span text:style-name="T3"><text:s text:c="8"/></text:span></text:p>
          </draw:text-box>
        </draw:frame>
        <draw:frame draw:style-name="gr35" draw:text-style-name="P2" draw:layer="layout" svg:width="7.33cm" svg:height="0.39cm" svg:x="10.114cm" svg:y="4.087cm">
          <draw:text-box>
            <text:p text:style-name="P1"><text:span text:style-name="T1">Работа выполнена: « 18 » </text:span><text:span text:style-name="T3">ноября </text:span><text:span text:style-name="T12">202</text:span><text:span text:style-name="T3">1</text:span><text:span text:style-name="T1">г.</text:span></text:p>
          </draw:text-box>
        </draw:frame>
        <draw:frame draw:style-name="gr36" draw:text-style-name="P2" draw:layer="layout" svg:width="8.981cm" svg:height="0.39cm" svg:x="10.119cm" svg:y="4.898cm">
          <draw:text-box>
            <text:p text:style-name="P1"><text:span text:style-name="T1">Преподаватель: </text:span><text:span text:style-name="T3"><text:s text:c="2"/>ст. преп. <text:s/></text:span><text:span text:style-name="T12">каф. 806</text:span><text:span text:style-name="T3"> <text:s text:c="2"/>Дубинин А.В. <text:s text:c="2"/></text:span></text:p>
          </draw:text-box>
        </draw:frame>
        <draw:frame draw:style-name="gr37" draw:text-style-name="P2" draw:layer="layout" svg:width="9.044cm" svg:height="0.39cm" svg:x="10.118cm" svg:y="5.72cm">
          <draw:text-box>
            <text:p text:style-name="P1"><text:span text:style-name="T1">Входной контроль знаний с оценкой <text:s/></text:span><text:span text:style-name="T3"><text:s text:c="37"/></text:span></text:p>
          </draw:text-box>
        </draw:frame>
        <draw:frame draw:style-name="gr38" draw:text-style-name="P2" draw:layer="layout" svg:width="9.049cm" svg:height="0.39cm" svg:x="10.118cm" svg:y="6.509cm">
          <draw:text-box>
            <text:p text:style-name="P1"><text:span text:style-name="T1">Отчет сдан « <text:s text:c="5"/>» _________202 __ <text:s/>г., <text:s/>итоговая оценка ___</text:span></text:p>
          </draw:text-box>
        </draw:frame>
        <draw:polygon draw:style-name="gr39" draw:text-style-name="P5" draw:layer="layout" svg:width="1.753cm" svg:height="2.1cm" svg:x="2.048cm" svg:y="1.481cm" svg:viewBox="0 0 1754 2101" draw:points="1754,2101 0,2101 0,0 1754,0">
          <text:p/>
        </draw:polygon>
        <draw:frame draw:style-name="gr40" draw:text-style-name="P2" draw:layer="layout" svg:width="6.153cm" svg:height="0.39cm" svg:x="13.011cm" svg:y="7.327cm">
          <draw:text-box>
            <text:p text:style-name="P1"><text:span text:style-name="T1">Подпись преподавателя ______________</text:span></text:p>
          </draw:text-box>
        </draw:frame>
      </draw:page>
      <draw:page draw:name="page2" draw:style-name="dp1" draw:master-page-name="master-page28">
        <draw:frame draw:style-name="gr41" draw:text-style-name="P6" draw:layer="layout" svg:width="5.709cm" svg:height="0.412cm" svg:x="1.764cm" svg:y="1.505cm">
          <draw:text-box>
            <text:p text:style-name="P1"><text:span text:style-name="T2">6. Идея, метод, алгоритм </text:span></text:p>
          </draw:text-box>
        </draw:frame>
        <draw:frame draw:style-name="gr1" draw:text-style-name="P6" draw:layer="layout" svg:width="0.352cm" svg:height="0.39cm" svg:x="6.051cm" svg:y="1.518cm">
          <draw:text-box>
            <text:p text:style-name="P1"><text:span text:style-name="T1"><text:s/></text:span></text:p>
          </draw:text-box>
        </draw:frame>
        <draw:frame draw:style-name="gr42" draw:text-style-name="P7" draw:layer="layout" svg:width="13.468cm" svg:height="0.353cm" svg:x="6.139cm" svg:y="1.55cm">
          <draw:text-box>
            <text:p text:style-name="P1"><text:span text:style-name="T13"><text:s text:c="13"/></text:span><text:span text:style-name="T14">решения задачи (в формах: словесной, псевдокода, графической [блок-</text:span><text:span text:style-name="T14">схема, диаграмма, рисунок, </text:span></text:p>
          </draw:text-box>
        </draw:frame>
        <draw:frame draw:style-name="gr43" draw:text-style-name="P8" draw:layer="layout" svg:width="9.184cm" svg:height="0.353cm" svg:x="1.764cm" svg:y="1.832cm">
          <draw:text-box>
            <text:p text:style-name="P1"><text:span text:style-name="T14">таблица] <text:s/>или формальные спецификации с пред- и постусловиями)</text:span></text:p>
          </draw:text-box>
        </draw:frame>
        <draw:frame draw:style-name="gr44" draw:text-style-name="P6" draw:layer="layout" svg:width="7.186cm" svg:height="0.412cm" svg:x="1.764cm" svg:y="12.794cm">
          <draw:text-box>
            <text:p text:style-name="P1"><text:span text:style-name="T2">7. Сценарий выполнения работы </text:span></text:p>
          </draw:text-box>
        </draw:frame>
        <draw:frame draw:style-name="gr45" draw:text-style-name="P8" draw:layer="layout" svg:width="12.571cm" svg:height="0.353cm" svg:x="7.404cm" svg:y="12.839cm">
          <draw:text-box>
            <text:p text:style-name="P1"><text:span text:style-name="T14"><text:s text:c="15"/></text:span><text:span text:style-name="T14">[план работы, первоначальный текст программы в черновике (можно на </text:span><text:span text:style-name="T14">отдельном листе) и </text:span></text:p>
          </draw:text-box>
        </draw:frame>
        <draw:frame draw:style-name="gr46" draw:text-style-name="P8" draw:layer="layout" svg:width="5.937cm" svg:height="0.353cm" svg:x="1.764cm" svg:y="13.121cm">
          <draw:text-box>
            <text:p text:style-name="P1"><text:span text:style-name="T14">тесты либо соображения по тестированию].</text:span></text:p>
          </draw:text-box>
        </draw:frame>
        <draw:frame draw:style-name="gr47" draw:text-style-name="P6" draw:layer="layout" svg:width="14.002cm" svg:height="0.412cm" svg:x="1.764cm" svg:y="26.059cm">
          <draw:text-box>
            <text:p text:style-name="P1"><text:span text:style-name="T5">Пункты 1-7 отчета составляются строго до начала </text:span><text:span text:style-name="T5">лабораторной работы.</text:span></text:p>
          </draw:text-box>
        </draw:frame>
        <draw:frame draw:style-name="gr48" draw:text-style-name="P6" draw:layer="layout" svg:width="0.352cm" svg:height="0.412cm" svg:x="1.76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3.03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4.30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5.574cm" svg:y="26.905cm">
          <draw:text-box>
            <text:p text:style-name="P1"><text:span text:style-name="T5"><text:s/></text:span></text:p>
          </draw:text-box>
        </draw:frame>
        <draw:frame draw:style-name="gr49" draw:text-style-name="P6" draw:layer="layout" svg:width="15.123cm" svg:height="0.412cm" svg:x="5.8cm" svg:y="26.905cm">
          <draw:text-box>
            <text:p text:style-name="P1"><text:span text:style-name="T5">Допущен к выполнению работы. </text:span><text:span text:style-name="T2"><text:s/>Подпись </text:span><text:span text:style-name="T2">преподавателя ________________</text:span></text:p>
          </draw:text-box>
        </draw:frame>
        <draw:frame draw:style-name="gr50" draw:text-style-name="P9" draw:layer="layout" svg:width="17.934cm" svg:height="10.341cm" svg:x="1.9cm" svg:y="13.7cm">
          <draw:text-box>
            <text:p><text:span text:style-name="T15">1) Придумать алгоритм для решения задачи.</text:span></text:p>
            <text:p><text:span text:style-name="T15">2) Реализовать основную функцию func со следующими </text:span><text:span text:style-name="T15">переменными: res, a, flg, cnt (счётчик </text:span></text:p>
            <text:p><text:span text:style-name="T15">считываемых цифр входного числа).</text:span></text:p>
            <text:p><text:span text:style-name="T15">3) Проверить работу программы на следующих тестах:</text:span></text:p>
            <text:p><text:span text:style-name="T15"><text:s text:c="4"/></text:span><text:span text:style-name="T15">- Тест: 0. Ответ: 0</text:span></text:p>
            <text:p><text:span text:style-name="T15"><text:s text:c="4"/></text:span><text:span text:style-name="T15">- Тест: 12. Ответ: 112</text:span></text:p>
            <text:p><text:span text:style-name="T15"><text:s text:c="4"/></text:span><text:span text:style-name="T15">- Тест: 123. Ответ: 1123</text:span></text:p>
            <text:p><text:span text:style-name="T15"><text:s text:c="4"/></text:span><text:span text:style-name="T15">- Тест: -98. Ответ: -198</text:span></text:p>
            <text:p><text:span text:style-name="T15"><text:s text:c="4"/></text:span><text:span text:style-name="T15">- Тест: 0202. Ответ: 2202</text:span></text:p>
            <text:p><text:span text:style-name="T15"><text:s text:c="4"/></text:span><text:span text:style-name="T15">- Тест: 00001. Ответ: 1</text:span></text:p>
            <text:p><text:span text:style-name="T15"><text:s text:c="4"/></text:span><text:span text:style-name="T15">- Тест: 713843. Ответ: 671538143</text:span></text:p>
          </draw:text-box>
        </draw:frame>
        <draw:frame draw:style-name="gr51" draw:text-style-name="P9" draw:layer="layout" svg:width="17.2cm" svg:height="9.6cm" svg:x="1.9cm" svg:y="2.4cm">
          <draw:text-box>
            <text:p><text:span text:style-name="T15">По значению переменной a будем определять, нужно ли </text:span><text:span text:style-name="T15">приписывать к результату абсолютную разность двух </text:span><text:span text:style-name="T15">цифр или нет. Если a == -1, то в ней не хранится </text:span><text:span text:style-name="T15">значение первой цифры, а это значит, что в неё нужно </text:span><text:span text:style-name="T15">записать значение текущей считываемой цифры; если </text:span></text:p>
            <text:p><text:span text:style-name="T15">a != -1, то в ней уже записано значение первой цифры, а </text:span><text:span text:style-name="T15">это значит, что к результату нужно приписать </text:span><text:span text:style-name="T15">абсолютную разность текущей считываемой цифры и </text:span><text:span text:style-name="T15">значение переменной a, а также сбросить значение в </text:span><text:span text:style-name="T15">переменной (-1).</text:span></text:p>
            <text:p><text:span text:style-name="T15">Всё считывание должно проводиться с неотрицательным </text:span><text:span text:style-name="T15">числом. В начале работы алгоритма нужно заносить знак </text:span><text:span text:style-name="T15">в отдельную переменную flg (1 или -1), и, если число на </text:span><text:span text:style-name="T15">входе отрицательное, менять его знак на </text:span><text:span text:style-name="T15">противоположный. В конце работы алгоритма нужно </text:span><text:span text:style-name="T15">умножать результат на flg.</text:span></text:p>
          </draw:text-box>
        </draw:frame>
      </draw:page>
      <draw:page draw:name="page3" draw:style-name="dp1" draw:master-page-name="master-page35">
        <draw:frame draw:style-name="gr52" draw:text-style-name="P6" draw:layer="layout" svg:width="5.607cm" svg:height="0.412cm" svg:x="1.676cm" svg:y="1.887cm">
          <draw:text-box>
            <text:p text:style-name="P1"><text:span text:style-name="T2">8. Распечатка протокола </text:span></text:p>
          </draw:text-box>
        </draw:frame>
        <draw:frame draw:style-name="gr53" draw:text-style-name="P7" draw:layer="layout" svg:width="14.154cm" svg:height="0.353cm" svg:x="5.944cm" svg:y="1.932cm">
          <draw:text-box>
            <text:p text:style-name="P1"><text:span text:style-name="T13"><text:s text:c="12"/></text:span><text:span text:style-name="T13">(подклеить листинг окончательного варианта программы с тестовыми </text:span><text:span text:style-name="T13">примерами, подписанный </text:span></text:p>
          </draw:text-box>
        </draw:frame>
        <draw:frame draw:style-name="gr54" draw:text-style-name="P7" draw:layer="layout" svg:width="2.352cm" svg:height="0.353cm" svg:x="1.676cm" svg:y="2.214cm">
          <draw:text-box>
            <text:p text:style-name="P1"><text:span text:style-name="T13">преподавателем).</text:span></text:p>
          </draw:text-box>
        </draw:frame>
      </draw:page>
      <draw:page draw:name="page4" draw:style-name="dp1" draw:master-page-name="master-page38">
        <draw:frame draw:style-name="gr55" draw:text-style-name="P6" draw:layer="layout" svg:width="4.443cm" svg:height="0.412cm" svg:x="1.043cm" svg:y="1.423cm">
          <draw:text-box>
            <text:p text:style-name="P1"><text:span text:style-name="T2">9. Дневник отладки</text:span></text:p>
          </draw:text-box>
        </draw:frame>
        <draw:frame draw:style-name="gr56" draw:text-style-name="P7" draw:layer="layout" svg:width="0.317cm" svg:height="0.374cm" svg:x="4.447cm" svg:y="1.456cm">
          <draw:text-box>
            <text:p text:style-name="P1"><text:span text:style-name="T16"><text:s/></text:span></text:p>
          </draw:text-box>
        </draw:frame>
        <draw:frame draw:style-name="gr57" draw:text-style-name="P10" draw:layer="layout" svg:width="14.175cm" svg:height="0.353cm" svg:x="5.2cm" svg:y="1.5cm">
          <draw:text-box>
            <text:p text:style-name="P1"><text:span text:style-name="T13">должен содержать дату и время сеансов отладки и основные события (ошибки в сценарии и программе, </text:span></text:p>
          </draw:text-box>
        </draw:frame>
        <draw:frame draw:style-name="gr58" draw:text-style-name="P7" draw:layer="layout" svg:width="17.829cm" svg:height="0.353cm" svg:x="1.043cm" svg:y="1.891cm">
          <draw:text-box>
            <text:p text:style-name="P1"><text:span text:style-name="T13">нестандартные ситуации) и краткие комментарии к ним. В дневнике отладки приводятся сведения об использовании других ЭВМ, </text:span></text:p>
          </draw:text-box>
        </draw:frame>
        <draw:polygon draw:style-name="gr59" draw:text-style-name="P5" draw:layer="layout" svg:width="18.102cm" svg:height="13.975cm" svg:x="1.042cm" svg:y="3.292cm" svg:viewBox="0 0 18103 13976" draw:points="0,0 18103,0 18103,13976 0,13976">
          <text:p/>
        </draw:polygon>
        <draw:line draw:style-name="gr59" draw:text-style-name="P5" draw:layer="layout" svg:x1="1.042cm" svg:y1="4.529cm" svg:x2="19.144cm" svg:y2="4.529cm">
          <text:p/>
        </draw:line>
        <draw:line draw:style-name="gr59" draw:text-style-name="P5" draw:layer="layout" svg:x1="14.512cm" svg:y1="3.292cm" svg:x2="14.512cm" svg:y2="17.267cm">
          <text:p/>
        </draw:line>
        <draw:line draw:style-name="gr59" draw:text-style-name="P5" draw:layer="layout" svg:x1="9.619cm" svg:y1="3.292cm" svg:x2="9.619cm" svg:y2="17.267cm">
          <text:p/>
        </draw:line>
        <draw:line draw:style-name="gr59" draw:text-style-name="P5" draw:layer="layout" svg:x1="5.699cm" svg:y1="3.292cm" svg:x2="5.699cm" svg:y2="17.267cm">
          <text:p/>
        </draw:line>
        <draw:line draw:style-name="gr59" draw:text-style-name="P5" draw:layer="layout" svg:x1="4.2cm" svg:y1="3.292cm" svg:x2="4.2cm" svg:y2="17.267cm">
          <text:p/>
        </draw:line>
        <draw:line draw:style-name="gr59" draw:text-style-name="P5" draw:layer="layout" svg:x1="2.964cm" svg:y1="3.292cm" svg:x2="2.964cm" svg:y2="17.267cm">
          <text:p/>
        </draw:line>
        <draw:line draw:style-name="gr59" draw:text-style-name="P5" draw:layer="layout" svg:x1="1.711cm" svg:y1="3.292cm" svg:x2="1.711cm" svg:y2="17.267cm">
          <text:p/>
        </draw:line>
        <draw:frame draw:style-name="gr60" draw:text-style-name="P7" draw:layer="layout" svg:width="11.83cm" svg:height="0.353cm" svg:x="1.043cm" svg:y="2.314cm">
          <draw:text-box>
            <text:p text:style-name="P1"><text:span text:style-name="T13">с</text:span><text:span text:style-name="T13">у</text:span><text:span text:style-name="T13">щ</text:span><text:span text:style-name="T13">е</text:span><text:span text:style-name="T13">с</text:span><text:span text:style-name="T13">т</text:span><text:span text:style-name="T13">в</text:span><text:span text:style-name="T13">е</text:span><text:span text:style-name="T13">н</text:span><text:span text:style-name="T13">н</text:span><text:span text:style-name="T13">о</text:span><text:span text:style-name="T13">м</text:span><text:span text:style-name="T13"> </text:span><text:span text:style-name="T13">у</text:span><text:span text:style-name="T13">ч</text:span><text:span text:style-name="T13">а</text:span><text:span text:style-name="T13">с</text:span><text:span text:style-name="T13">т</text:span><text:span text:style-name="T13">и</text:span><text:span text:style-name="T13">и</text:span><text:span text:style-name="T13"> </text:span><text:span text:style-name="T13">п</text:span><text:span text:style-name="T13">р</text:span><text:span text:style-name="T13">е</text:span><text:span text:style-name="T13">п</text:span><text:span text:style-name="T13">о</text:span><text:span text:style-name="T13">д</text:span><text:span text:style-name="T13">а</text:span><text:span text:style-name="T13">в</text:span><text:span text:style-name="T13">а</text:span><text:span text:style-name="T13">т</text:span><text:span text:style-name="T13">е</text:span><text:span text:style-name="T13">л</text:span><text:span text:style-name="T13">я</text:span><text:span text:style-name="T13"> </text:span><text:span text:style-name="T13">и</text:span><text:span text:style-name="T13"> </text:span><text:span text:style-name="T13">д</text:span><text:span text:style-name="T13">р</text:span><text:span text:style-name="T13">у</text:span><text:span text:style-name="T13">г</text:span><text:span text:style-name="T13">и</text:span><text:span text:style-name="T13">х</text:span><text:span text:style-name="T13"> </text:span><text:span text:style-name="T13">л</text:span><text:span text:style-name="T13">и</text:span><text:span text:style-name="T13">ц</text:span><text:span text:style-name="T13"> </text:span><text:span text:style-name="T13">в</text:span><text:span text:style-name="T13"> </text:span><text:span text:style-name="T13">н</text:span><text:span text:style-name="T13">а</text:span><text:span text:style-name="T13">п</text:span><text:span text:style-name="T13">и</text:span><text:span text:style-name="T13">с</text:span><text:span text:style-name="T13">а</text:span><text:span text:style-name="T13">н</text:span><text:span text:style-name="T13">и</text:span><text:span text:style-name="T13">и</text:span><text:span text:style-name="T13"> </text:span><text:span text:style-name="T13">и</text:span><text:span text:style-name="T13"> </text:span><text:span text:style-name="T13">о</text:span><text:span text:style-name="T13">т</text:span><text:span text:style-name="T13">л</text:span><text:span text:style-name="T13">а</text:span><text:span text:style-name="T13">д</text:span><text:span text:style-name="T13">к</text:span><text:span text:style-name="T13">е</text:span><text:span text:style-name="T13"> </text:span><text:span text:style-name="T13">п</text:span><text:span text:style-name="T13">р</text:span><text:span text:style-name="T13">о</text:span><text:span text:style-name="T13">г</text:span><text:span text:style-name="T13">р</text:span><text:span text:style-name="T13">а</text:span><text:span text:style-name="T13">м</text:span><text:span text:style-name="T13">м</text:span><text:span text:style-name="T13">ы</text:span><text:span text:style-name="T13">.</text:span></text:p>
          </draw:text-box>
        </draw:frame>
        <draw:frame draw:style-name="gr61" draw:text-style-name="P6" draw:layer="layout" svg:width="16.533cm" svg:height="0.39cm" svg:x="1.288cm" svg:y="3.3cm">
          <draw:text-box>
            <text:p text:style-name="P1"><text:span text:style-name="T1">№ <text:s text:c="3"/></text:span><text:span text:style-name="T1">Лаб. <text:s text:c="3"/></text:span><text:span text:style-name="T1"><text:s text:c="2"/>Дата </text:span><text:span text:style-name="T1"><text:s text:c="5"/></text:span><text:span text:style-name="T1">Врем</text:span><text:span text:style-name="T1">я <text:s text:c="9"/></text:span><text:span text:style-name="T1"><text:s text:c="8"/></text:span><text:span text:style-name="T1">Собы</text:span><text:span text:style-name="T1">тие <text:s text:c="5"/></text:span><text:span text:style-name="T1"><text:s text:c="12"/></text:span><text:span text:style-name="T1"><text:s text:c="2"/></text:span><text:span text:style-name="T1">Дейст</text:span><text:span text:style-name="T1">вие </text:span><text:span text:style-name="T1">по </text:span><text:span text:style-name="T1">испра</text:span><text:span text:style-name="T1">влени</text:span><text:span text:style-name="T1">ю <text:s text:c="8"/></text:span><text:span text:style-name="T1"><text:s text:c="12"/></text:span><text:span text:style-name="T1"><text:s/></text:span><text:span text:style-name="T1">Прим</text:span><text:span text:style-name="T1">ечани</text:span><text:span text:style-name="T1">е</text:span></text:p>
          </draw:text-box>
        </draw:frame>
        <draw:frame draw:style-name="gr62" draw:text-style-name="P6" draw:layer="layout" svg:width="1.348cm" svg:height="0.39cm" svg:x="1.288cm" svg:y="3.723cm">
          <draw:text-box>
            <text:p text:style-name="P1"><text:span text:style-name="T1"><text:s text:c="9"/></text:span><text:span text:style-name="T1">или</text:span></text:p>
          </draw:text-box>
        </draw:frame>
        <draw:frame draw:style-name="gr63" draw:text-style-name="P6" draw:layer="layout" svg:width="1.382cm" svg:height="0.39cm" svg:x="1.288cm" svg:y="4.147cm">
          <draw:text-box>
            <text:p text:style-name="P1"><text:span text:style-name="T1"><text:s text:c="8"/></text:span><text:span text:style-name="T1">дом.</text:span></text:p>
          </draw:text-box>
        </draw:frame>
        <draw:frame draw:style-name="gr64" draw:text-style-name="P6" draw:layer="layout" svg:width="5.573cm" svg:height="0.412cm" svg:x="1.727cm" svg:y="17.663cm">
          <draw:text-box>
            <text:p text:style-name="P1"><text:span text:style-name="T2">10. <text:s/>Замечания автора </text:span></text:p>
          </draw:text-box>
        </draw:frame>
        <draw:frame draw:style-name="gr65" draw:text-style-name="P2" draw:layer="layout" svg:width="13.972cm" svg:height="0.39cm" svg:x="6.5cm" svg:y="17.7cm">
          <draw:text-box>
            <text:p text:style-name="P1"><text:span text:style-name="T1">по существу работы _______________________________________________________</text:span></text:p>
          </draw:text-box>
        </draw:frame>
        <draw:frame draw:style-name="gr66" draw:text-style-name="P6" draw:layer="layout" svg:width="18.849cm" svg:height="0.39cm" svg:x="1.129cm" svg:y="18.081cm">
          <draw:text-box>
            <text:p text:style-name="P1"><text:span text:style-name="T1"><text:s text:c="2"/></text:span><text:span text:style-name="T1">________________________________________________________</text:span><text:span text:style-name="T1">______________________________________________</text:span></text:p>
          </draw:text-box>
        </draw:frame>
        <draw:frame draw:style-name="gr66" draw:text-style-name="P6" draw:layer="layout" svg:width="18.849cm" svg:height="0.39cm" svg:x="1.129cm" svg:y="18.487cm">
          <draw:text-box>
            <text:p text:style-name="P1"><text:span text:style-name="T1"><text:s text:c="2"/></text:span><text:span text:style-name="T1">________________________________________________________</text:span><text:span text:style-name="T1">______________________________________________</text:span></text:p>
          </draw:text-box>
        </draw:frame>
        <draw:frame draw:style-name="gr66" draw:text-style-name="P6" draw:layer="layout" svg:width="18.849cm" svg:height="0.39cm" svg:x="1.151cm" svg:y="18.91cm">
          <draw:text-box>
            <text:p text:style-name="P1"><text:span text:style-name="T1"><text:s text:c="2"/></text:span><text:span text:style-name="T1">________________________________________________________</text:span><text:span text:style-name="T1">______________________________________________</text:span></text:p>
          </draw:text-box>
        </draw:frame>
        <draw:frame draw:style-name="gr67" draw:text-style-name="P6" draw:layer="layout" svg:width="2.415cm" svg:height="0.471cm" svg:x="1.7cm" svg:y="19.298cm">
          <draw:text-box>
            <text:p text:style-name="P1"><text:span text:style-name="T1"><text:s/></text:span><text:span text:style-name="T17">11.</text:span><text:span text:style-name="T10"> </text:span><text:span text:style-name="T1"><text:s/></text:span><text:span text:style-name="T17">Выводы</text:span></text:p>
          </draw:text-box>
        </draw:frame>
        <draw:frame draw:style-name="gr68" draw:text-style-name="P3" draw:layer="layout" svg:width="19.2cm" svg:height="5.641cm" svg:x="1.229cm" svg:y="19.704cm">
          <draw:text-box>
            <text:p text:style-name="P1"><text:span text:style-name="T18"><text:s/></text:span><text:span text:style-name="T18">Мною были изучены приёмы для анализа и обработки </text:span><text:span text:style-name="T18">целых чисел. Было отмечено, что функция <text:s text:c="6"/></text:span></text:p>
            <text:p text:style-name="P1"><text:span text:style-name="T18">scanf возвращает количество успешно считанных слов </text:span><text:span text:style-name="T18">или EOF; с помощью такого функционала <text:s text:c="7"/></text:span></text:p>
            <text:p text:style-name="P1"><text:span text:style-name="T18">можно проверять, закончился ввод или нет. Также стало </text:span><text:span text:style-name="T18">известно про разницу между передачей в <text:s text:c="6"/></text:span></text:p>
            <text:p text:style-name="P1"><text:span text:style-name="T18">функцию значения переменной и её ссылки. <text:s text:c="22"/></text:span><text:span text:style-name="T18"><text:s text:c="76"/></text:span></text:p>
            <text:p text:style-name="P1"><text:span text:style-name="T18"><text:s text:c="100"/></text:span><text:span text:style-name="T18"><text:s text:c="75"/></text:span></text:p>
            <text:p text:style-name="P1"><text:span text:style-name="T18"><text:s text:c="100"/></text:span><text:span text:style-name="T18"><text:s text:c="75"/></text:span></text:p>
            <text:p text:style-name="P1"><text:span text:style-name="T18"><text:s text:c="100"/></text:span><text:span text:style-name="T18"><text:s text:c="75"/></text:span></text:p>
            <text:p text:style-name="P1"><text:span text:style-name="T18"><text:s text:c="100"/></text:span><text:span text:style-name="T18"><text:s text:c="75"/></text:span></text:p>
            <text:p text:style-name="P1"><text:span text:style-name="T18"><text:s text:c="100"/></text:span><text:span text:style-name="T18"><text:s text:c="75"/></text:span></text:p>
            <text:p text:style-name="P1"><text:span text:style-name="T18"><text:s text:c="100"/></text:span><text:span text:style-name="T18"><text:s text:c="75"/></text:span></text:p>
            <text:p text:style-name="P1"><text:span text:style-name="T18"/></text:p>
          </draw:text-box>
        </draw:frame>
        <draw:frame draw:style-name="gr69" draw:text-style-name="P2" draw:layer="layout" svg:width="18.735cm" svg:height="0.39cm" svg:x="1.129cm" svg:y="24.978cm">
          <draw:text-box>
            <text:p text:style-name="P1"><text:span text:style-name="T1"><text:s text:c="10"/></text:span><text:span text:style-name="T1">Недочёты при выполнении задания могут быть устранены </text:span><text:span text:style-name="T1">следующим образом: ________________________________</text:span></text:p>
          </draw:text-box>
        </draw:frame>
        <draw:frame draw:style-name="gr66" draw:text-style-name="P6" draw:layer="layout" svg:width="18.849cm" svg:height="0.39cm" svg:x="1.129cm" svg:y="25.384cm">
          <draw:text-box>
            <text:p text:style-name="P1"><text:span text:style-name="T1"><text:s text:c="2"/></text:span><text:span text:style-name="T1">________________________________________________________</text:span><text:span text:style-name="T1">_________________________________________________</text:span></text:p>
          </draw:text-box>
        </draw:frame>
        <draw:frame draw:style-name="gr66" draw:text-style-name="P6" draw:layer="layout" svg:width="18.849cm" svg:height="0.39cm" svg:x="1.129cm" svg:y="25.789cm">
          <draw:text-box>
            <text:p text:style-name="P1"><text:span text:style-name="T1"><text:s text:c="2"/></text:span><text:span text:style-name="T1">________________________________________________________</text:span><text:span text:style-name="T1">_________________________________________________</text:span></text:p>
          </draw:text-box>
        </draw:frame>
        <draw:frame draw:style-name="gr66" draw:text-style-name="P6" draw:layer="layout" svg:width="18.849cm" svg:height="0.39cm" svg:x="1.129cm" svg:y="26.195cm">
          <draw:text-box>
            <text:p text:style-name="P1"><text:span text:style-name="T1"><text:s text:c="2"/></text:span><text:span text:style-name="T1">________________________________________________________</text:span><text:span text:style-name="T1">_________________________________________________</text:span></text:p>
          </draw:text-box>
        </draw:frame>
        <draw:frame draw:style-name="gr66" draw:text-style-name="P6" draw:layer="layout" svg:width="18.849cm" svg:height="0.39cm" svg:x="1.129cm" svg:y="26.601cm">
          <draw:text-box>
            <text:p text:style-name="P1"><text:span text:style-name="T1"><text:s text:c="2"/></text:span><text:span text:style-name="T1">________________________________________________________</text:span><text:span text:style-name="T1">_________________________________________________</text:span></text:p>
          </draw:text-box>
        </draw:frame>
        <draw:frame draw:style-name="gr66" draw:text-style-name="P6" draw:layer="layout" svg:width="18.849cm" svg:height="0.39cm" svg:x="1.129cm" svg:y="27.007cm">
          <draw:text-box>
            <text:p text:style-name="P1"><text:span text:style-name="T1"><text:s text:c="2"/></text:span><text:span text:style-name="T1">________________________________________________________</text:span><text:span text:style-name="T1">_________________________________________________</text:span></text:p>
          </draw:text-box>
        </draw:frame>
        <draw:frame draw:style-name="gr1" draw:text-style-name="P6" draw:layer="layout" svg:width="0.352cm" svg:height="0.39cm" svg:x="1.12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2.39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3.66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4.93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6.20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7.47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8.74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10.01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11.289cm" svg:y="27.818cm">
          <draw:text-box>
            <text:p text:style-name="P1"><text:span text:style-name="T1"><text:s/></text:span></text:p>
          </draw:text-box>
        </draw:frame>
        <draw:frame draw:style-name="gr70" draw:text-style-name="P6" draw:layer="layout" svg:width="6.441cm" svg:height="0.39cm" svg:x="12.559cm" svg:y="27.818cm">
          <draw:text-box>
            <text:p text:style-name="P1"><text:span text:style-name="T1"><text:s text:c="7"/></text:span><text:span text:style-name="T1">Подпись студента _________________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1.7cm" fo:margin-right="1.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8" style:page-layout-name="PM0" draw:style-name="Mdp1"/>
    <style:master-page style:name="master-page35" style:page-layout-name="PM0" draw:style-name="Mdp1"/>
    <style:master-page style:name="master-page3" style:page-layout-name="PM0" draw:style-name="Mdp1"/>
    <style:master-page style:name="master-page28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29T11:26:59.652107448</dc:date>
    <meta:editing-duration>PT5H31M26S</meta:editing-duration>
    <meta:editing-cycles>69</meta:editing-cycles>
    <meta:generator>LibreOffice/6.4.7.2$Linux_X86_64 LibreOffice_project/40$Build-2</meta:generator>
    <meta:document-statistic meta:object-count="116"/>
  </office:meta>
</office:document-meta>
</file>